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3cm" style:rel-column-width="16319*"/>
    </style:style>
    <style:style style:name="Tableau5.B" style:family="table-column">
      <style:table-column-properties style:column-width="12.767cm" style:rel-column-width="49216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6.977cm" table:align="left"/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3.022cm"/>
    </style:style>
    <style:style style:name="Tableau2.C" style:family="table-column">
      <style:table-column-properties style:column-width="11.201cm"/>
    </style:style>
    <style:style style:name="Tableau2.D" style:family="table-column">
      <style:table-column-properties style:column-width="1.565cm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2.D1" style:family="table-cell">
      <style:table-cell-properties fo:padding="0.3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763cm" style:rel-column-width="18359*"/>
    </style:style>
    <style:style style:name="Tableau6.B" style:family="table-column">
      <style:table-column-properties style:column-width="4.697cm" style:rel-column-width="18107*"/>
    </style:style>
    <style:style style:name="Tableau6.C" style:family="table-column">
      <style:table-column-properties style:column-width="7.541cm" style:rel-column-width="2906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Tableau6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2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officeooo:paragraph-rsid="0020f4d5"/>
    </style:style>
    <style:style style:name="P16" style:family="paragraph" style:parent-style-name="Header">
      <style:text-properties style:font-name="Verdana1" fo:font-size="10pt" style:font-size-asian="10pt" style:font-size-complex="10pt"/>
    </style:style>
    <style:style style:name="P1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variant="small-caps"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2">Feuille d'intervention:</text:span><text:span text:style-name="T1">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Informations</text:p>
          </table:table-cell>
        </table:table-row>
        <table:table-row>
          <table:table-cell table:style-name="Tableau3.A2" office:value-type="string">
            <text:p text:style-name="P14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Temps planifié</text:p>
          </table:table-cell>
          <table:table-cell table:style-name="Tableau5.A1" office:value-type="string">
            <text:p text:style-name="Standard"><text:text-input text:description="&lt;formatLang(o.planned_hours)&gt;">Planned time</text:text-input> <text:text-input text:description="&lt;company.project_time_mode_id and company.project_time_mode_id.name or ''&gt;">UoM</text:text-input></text:p>
          </table:table-cell>
        </table:table-row>
        <table:table-row>
          <table:table-cell table:style-name="Tableau5.A1" office:value-type="string">
            <text:p text:style-name="P3">Date de début</text:p>
          </table:table-cell>
          <table:table-cell table:style-name="Tableau5.A1" office:value-type="string">
            <text:p text:style-name="Standard"><text:text-input text:description="&lt;o.date_start or ''&gt;">Date start</text:text-input></text:p>
          </table:table-cell>
        </table:table-row>
        <table:table-row>
          <table:table-cell table:style-name="Tableau5.A1" office:value-type="string">
            <text:p text:style-name="P3">Date de fin</text:p>
          </table:table-cell>
          <table:table-cell table:style-name="Tableau5.A1" office:value-type="string">
            <text:p text:style-name="Standard"><text:text-input text:description="&lt;o.date_end or ''&gt;">Date end</text:text-input></text:p>
          </table:table-cell>
        </table:table-row>
        <table:table-row>
          <table:table-cell table:style-name="Tableau5.A1" office:value-type="string">
            <text:p text:style-name="P3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Partenaire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P15"><text:text-input text:description="&lt;(o.partner_address_id and o.partner_address_id.street or '') + (o.partner_address_id.street2 or '')&gt;">Partner shipping address</text:text-input> <text:text-input text:description="&lt;(o.partner_address_id and (o.partner_address_id.city_id.zip +' ')) + (o.partner_address_id and o.partner_address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12">Signature du représentant<text:line-break/>DEC Industrie</text:p>
          </table:table-cell>
          <table:table-cell table:style-name="Tableau2.A1" office:value-type="string">
            <text:p text:style-name="P13">Nombre de participant</text:p>
          </table:table-cell>
          <table:table-cell table:style-name="Tableau2.D1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0">Nom complet</text:p>
            </table:table-cell>
            <table:table-cell table:style-name="Tableau6.A1" office:value-type="string">
              <text:p text:style-name="P2">Signature</text:p>
            </table:table-cell>
            <table:table-cell table:style-name="Tableau6.A1" office:value-type="string">
              <text:p text:style-name="P2">Courriel</text:p>
            </table:table-cell>
          </table:table-row>
        </table:table-header-rows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ext:soft-page-break/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12cm" style:rel-column-width="16237*"/>
    </style:style>
    <style:style style:name="Tableau4.B" style:family="table-column">
      <style:table-column-properties style:column-width="5.468cm" style:rel-column-width="21078*"/>
    </style:style>
    <style:style style:name="Tableau4.C" style:family="table-column">
      <style:table-column-properties style:column-width="7.32cm" style:rel-column-width="28220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3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1.5,0.5,'in')" text:anchor-type="as-char" svg:y="-0.94cm" svg:width="4.018cm" svg:height="2.455cm" draw:z-index="1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6T15:37:29.62</dc:date>
    <meta:editing-duration>PT10H13M46S</meta:editing-duration>
    <meta:editing-cycles>248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30" meta:word-count="68" meta:character-count="433" meta:non-whitespace-character-count="392"/>
  </office:meta>
</office:document-meta>
</file>